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1b3" officeooo:paragraph-rsid="000d11b3"/>
    </style:style>
    <style:style style:name="P2" style:family="paragraph" style:parent-style-name="Standard">
      <style:text-properties officeooo:rsid="000da59c" officeooo:paragraph-rsid="000da59c"/>
    </style:style>
    <style:style style:name="P3" style:family="paragraph" style:parent-style-name="Standard">
      <style:text-properties officeooo:rsid="000de5bd" officeooo:paragraph-rsid="000de5bd"/>
    </style:style>
    <style:style style:name="P4" style:family="paragraph" style:parent-style-name="Standard">
      <style:text-properties officeooo:rsid="000de5bd" officeooo:paragraph-rsid="00113620"/>
    </style:style>
    <style:style style:name="P5" style:family="paragraph" style:parent-style-name="Standard">
      <style:text-properties officeooo:rsid="00113620" officeooo:paragraph-rsid="00113620"/>
    </style:style>
    <style:style style:name="P6" style:family="paragraph" style:parent-style-name="Standard">
      <style:text-properties officeooo:rsid="00120eb7" officeooo:paragraph-rsid="00120eb7"/>
    </style:style>
    <style:style style:name="P7" style:family="paragraph" style:parent-style-name="Standard">
      <style:text-properties officeooo:rsid="0013e46b" officeooo:paragraph-rsid="0013e46b"/>
    </style:style>
    <style:style style:name="P8" style:family="paragraph" style:parent-style-name="Standard">
      <style:text-properties officeooo:rsid="0015c6db" officeooo:paragraph-rsid="0015c6db"/>
    </style:style>
    <style:style style:name="P9" style:family="paragraph" style:parent-style-name="Standard">
      <style:text-properties officeooo:rsid="00177b24" officeooo:paragraph-rsid="00177b24"/>
    </style:style>
    <style:style style:name="P10" style:family="paragraph" style:parent-style-name="Standard">
      <style:text-properties officeooo:rsid="00191da0" officeooo:paragraph-rsid="00191da0"/>
    </style:style>
    <style:style style:name="P11" style:family="paragraph" style:parent-style-name="Standard">
      <style:text-properties officeooo:rsid="000f4d0a" officeooo:paragraph-rsid="00177b24"/>
    </style:style>
    <style:style style:name="P12" style:family="paragraph" style:parent-style-name="Standard">
      <style:text-properties officeooo:rsid="001b5a83" officeooo:paragraph-rsid="001b5a83"/>
    </style:style>
    <style:style style:name="P13" style:family="paragraph" style:parent-style-name="Standard">
      <style:text-properties officeooo:rsid="001e3ace" officeooo:paragraph-rsid="001e3ace"/>
    </style:style>
    <style:style style:name="P14" style:family="paragraph" style:parent-style-name="Standard">
      <style:text-properties officeooo:rsid="001e5d5f" officeooo:paragraph-rsid="001e5d5f"/>
    </style:style>
    <style:style style:name="P15" style:family="paragraph" style:parent-style-name="Standard">
      <style:text-properties officeooo:rsid="001edbf1" officeooo:paragraph-rsid="001edbf1"/>
    </style:style>
    <style:style style:name="P16" style:family="paragraph" style:parent-style-name="Standard">
      <style:text-properties officeooo:rsid="001ee315" officeooo:paragraph-rsid="001ee315"/>
    </style:style>
    <style:style style:name="P17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officeooo:rsid="00113620" officeooo:paragraph-rsid="00113620"/>
    </style:style>
    <style:style style:name="P18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officeooo:rsid="00119d01" officeooo:paragraph-rsid="00119d01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13620" officeooo:paragraph-rsid="00113620"/>
    </style:style>
    <style:style style:name="P20" style:family="paragraph" style:parent-style-name="Standard" style:list-style-name="L1">
      <style:text-properties officeooo:rsid="000de5bd" officeooo:paragraph-rsid="000de5bd"/>
    </style:style>
    <style:style style:name="P21" style:family="paragraph" style:parent-style-name="Standard">
      <style:text-properties officeooo:rsid="001ee315" officeooo:paragraph-rsid="001ee315"/>
    </style:style>
    <style:style style:name="P22" style:family="paragraph" style:parent-style-name="Standard">
      <style:text-properties officeooo:rsid="0020eb18" officeooo:paragraph-rsid="0020eb18"/>
    </style:style>
    <style:style style:name="P23" style:family="paragraph" style:parent-style-name="Standard">
      <style:text-properties officeooo:rsid="001e5d5f" officeooo:paragraph-rsid="001e5d5f"/>
    </style:style>
    <style:style style:name="P24" style:family="paragraph" style:parent-style-name="Standard">
      <style:text-properties officeooo:rsid="0023d1e9" officeooo:paragraph-rsid="0023d1e9"/>
    </style:style>
    <style:style style:name="P25" style:family="paragraph" style:parent-style-name="Standard">
      <style:text-properties officeooo:rsid="0025658b" officeooo:paragraph-rsid="0025658b"/>
    </style:style>
    <style:style style:name="P26" style:family="paragraph" style:parent-style-name="Standard">
      <style:text-properties officeooo:rsid="0026bc2f" officeooo:paragraph-rsid="0026bc2f"/>
    </style:style>
    <style:style style:name="T1" style:family="text">
      <style:text-properties officeooo:rsid="000f4d0a"/>
    </style:style>
    <style:style style:name="T2" style:family="text">
      <style:text-properties officeooo:rsid="00113620"/>
    </style:style>
    <style:style style:name="T3" style:family="text">
      <style:text-properties officeooo:rsid="0016be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x.swing</text:p>
      <text:p text:style-name="P3"><text:tab/>JFrame</text:p>
      <text:p text:style-name="P3"><text:tab/>JPanel</text:p>
      <text:p text:style-name="P1">java.awt</text:p>
      <text:p text:style-name="P3"><text:tab/>Color</text:p>
      <text:p text:style-name="P9"><text:tab/>Font</text:p>
      <text:p text:style-name="P9"><text:tab/>Image</text:p>
      <text:p text:style-name="P11"><text:tab/>Graphics</text:p>
      <text:p text:style-name="P10"><text:tab/>Graphics2D</text:p>
      <text:p text:style-name="P10"><text:tab/>GradientPaint</text:p>
      <text:p text:style-name="P9">java.io</text:p>
      <text:p text:style-name="P9"><text:tab/>.File</text:p>
      <text:p text:style-name="P9"><text:tab/>.IOException</text:p>
      <text:p text:style-name="P9">javax.imageio</text:p>
      <text:p text:style-name="P9"><text:tab/>.ImageIO;</text:p>
      <text:p text:style-name="P9"/>
      <text:p text:style-name="P17"/>
      <text:p text:style-name="P5"/>
      <text:p text:style-name="P3"/>
      <text:p text:style-name="P1"/>
      <text:p text:style-name="P2">JFrame </text:p>
      <text:p text:style-name="P3">est un composant de type fenêtre (cf. JWindow, JDialog)</text:p>
      <text:p text:style-name="P2"><text:tab/>.setVisible(boolean b)</text:p>
      <text:p text:style-name="P3"><text:tab/>.setTitle(String str)</text:p>
      <text:p text:style-name="P3"><text:tab/>.setSize(int x, int y)</text:p>
      <text:p text:style-name="P3"><text:tab/>.setLocationRelativeTo(null)</text:p>
      <text:p text:style-name="P3"><text:tab/>.setDefaultCloseOperation(JFrame.EXIT_ON_CLOSE)</text:p>
      <text:p text:style-name="P3"/>
      <text:p text:style-name="P3"><text:tab/>.setLocation(int x, int y)</text:p>
      <text:p text:style-name="P3"><text:tab/>.setResizeable(boolean b)</text:p>
      <text:p text:style-name="P3"><text:tab/>.setAlwaysOnTop(boolean b)</text:p>
      <text:p text:style-name="P3"><text:tab/>.setUndecorated(boolean b)</text:p>
      <text:p text:style-name="P3"/>
      <text:p text:style-name="P3"><text:tab/>.getContentPane() //retourne le ContentPane de la JFrame</text:p>
      <text:p text:style-name="P3"><text:tab/>.setContent<text:span text:style-name="T1">Pane</text:span>(JPanel pan)</text:p>
      <text:p text:style-name="P3"/>
      <text:p text:style-name="P3"/>
      <text:p text:style-name="P3">Une fenêtre, c'est <text:s/>:</text:p>
      <text:list xml:id="list2883633747606500594" text:style-name="L1">
        <text:list-item>
          <text:p text:style-name="P20">RootPane : conteneur principal, qui contient les autres composants.</text:p>
        </text:list-item>
        <text:list-item>
          <text:p text:style-name="P20">LayeredPane : panneau composé du conteneur global et de la barre de menu.</text:p>
        </text:list-item>
        <text:list-item>
          <text:p text:style-name="P20">ContentPane : conteneur pour les composants.</text:p>
        </text:list-item>
        <text:list-item>
          <text:p text:style-name="P20">MenuBar : barre de menus (quand il y en a une).</text:p>
        </text:list-item>
        <text:list-item>
          <text:p text:style-name="P20">GlassPane : couche de transparence utilisée pour capturer les action de l'utilisateur</text:p>
        </text:list-item>
      </text:list>
      <text:p text:style-name="P2"/>
      <text:p text:style-name="P3">JPanel</text:p>
      <text:p text:style-name="P3">composant de type conteneur (ayant pour vocation d'accueillir d'autres composants)</text:p>
      <text:p text:style-name="P4"><text:tab/>.<text:span text:style-name="T2">paintComponent(Graphics g) : void</text:span></text:p>
      <text:p text:style-name="P17">Rem : méthode appelée automatiquement à chaque appel de l'objet JPanel (Create / Move / Resize).</text:p>
      <text:p text:style-name="P18">Rem : méthode applicable aux composants de type 'conteneur' ou 'composant'. <text:s/>Elle permet de redéfinir la façon dont est peint ce composant / conteneur sur la fenêtre.</text:p>
      <text:p text:style-name="P4"><text:span text:style-name="T2"><text:tab/>.</text:span>setBackground(Color.ORANGE)</text:p>
      <text:p text:style-name="P6"><text:soft-page-break/><text:tab/>.getWidth()</text:p>
      <text:p text:style-name="P6"><text:tab/>.getHeight()</text:p>
      <text:p text:style-name="P12"><text:tab/>.repaint() //force le composant à se redessiner, en appelant .paintComponent()</text:p>
      <text:p text:style-name="P13"><text:tab/>.add() //ajoute un composant (eg. un JButton, JLabel,JPanel,...)</text:p>
      <text:p text:style-name="P16"><text:tab/>.setPreferredSize(new Dimension(60,40))</text:p>
      <text:p text:style-name="P26"><text:tab/>.setOpaque(boolean b) //turns opacity on/off, since some widget won't drow on non opaq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Graphics</text:p>
      <text:p text:style-name="P19">Rem: cet objet est utilisable uniquement s'il a été donné par le système via la méthode <text:s/>.getGraphics() d'un composant swing.</text:p>
      <text:p text:style-name="P5"><text:tab/>.fillOval</text:p>
      <text:p text:style-name="P7"><text:tab/>.setColor(Color c)</text:p>
      <text:p text:style-name="P7"><text:tab/>.setFont(Font f)</text:p>
      <text:p text:style-name="P7"><text:tab/>.drawImage(Image img, int x, int y, Observer obs)<text:span text:style-name="T3"> <text:s/>//positionne l'image et utilise ses dimensions réelles pour l'afficher.</text:span></text:p>
      <text:p text:style-name="P8"><text:tab/>.drawImage(Image img, int x, int y, int height, int width, Observer obs)<text:span text:style-name="T3"> <text:s/>//positionne l'image et définit sa largeur et sa hauteur.</text:span></text:p>
      <text:p text:style-name="P8"/>
      <text:p text:style-name="P8">try {</text:p>
      <text:p text:style-name="P8"><text:tab/>Image img=ImageIO.read(new File("images.jpg");</text:p>
      <text:p text:style-name="P8"><text:tab/>g.drawImage(img,0,0,this)</text:p>
      <text:p text:style-name="P8"><text:tab/>//Pour une image de fond</text:p>
      <text:p text:style-name="P8"><text:tab/>//g.drawImage(img,0,0,this.getWidth(),this.getHeight(),this);</text:p>
      <text:p text:style-name="P8">} catch (IOException e){</text:p>
      <text:p text:style-name="P8"><text:tab/>e.printStackTrace() ;</text:p>
      <text:p text:style-name="P8">}</text:p>
      <text:p text:style-name="P7"/>
      <text:p text:style-name="P7">Font</text:p>
      <text:p text:style-name="P7"><text:tab/>Font("Courier",Font.BOLD,20)</text:p>
      <text:p text:style-name="P7"/>
      <text:p text:style-name="P10">Graphics2D</text:p>
      <text:p text:style-name="P10"><text:tab/>L'objet Graphics2D s'obtient en faisant un cat sur l'objet Graphics :</text:p>
      <text:p text:style-name="P10"><text:tab/>Graphics2D g2d=(Graphics2D) g;</text:p>
      <text:p text:style-name="P10"><text:tab/>.setPaint(gp)</text:p>
      <text:p text:style-name="P10">GradientPaint</text:p>
      <text:p text:style-name="P10"><text:tab/>GradientPaint(int x1, int y1, Color c1, int x2, int y2, Color c2, boolean b);</text:p>
      <text:p text:style-name="P10"><text:tab/>x1, y1 : coordonnées où doit commencer la première couleur</text:p>
      <text:p text:style-name="P10"><text:tab/>x2,y2 <text:s/>: coordonnées où doit commencer la deuxième couleur</text:p>
      <text:p text:style-name="P10"><text:tab/>c1 : première couleur</text:p>
      <text:p text:style-name="P10"><text:tab/>c2 : deuxième couleur</text:p>
      <text:p text:style-name="P10"><text:tab/>b : indique si le dégradé doit se répéter.</text:p>
      <text:p text:style-name="P10"/>
      <text:p text:style-name="P10"/>
      <text:p text:style-name="P13">Layout managers :</text:p>
      <text:p text:style-name="P14"><text:tab/></text:p>
      <text:p text:style-name="P14">BorderLayout</text:p>
      <text:p text:style-name="P25">//Place les éléments selon les points cardinaux + centre.</text:p>
      <text:p text:style-name="P14"><text:soft-page-break/><text:tab/>this.setLayout(new BorderLayout())</text:p>
      <text:p text:style-name="P14"><text:tab/>.add(new JButton("Center"),BorderLayout.CENTER)</text:p>
      <text:p text:style-name="P14"><text:tab/><text:tab/>CENTER, NORTH, SOUTH, WEST, EAST</text:p>
      <text:p text:style-name="P14"/>
      <text:p text:style-name="P24">FlowLayout</text:p>
      <text:p text:style-name="P24">//Se contente de centrer les composants dans le conteneur, en commençant par le haut... et dès qu'une ligne est occupée, passe à la suivante.</text:p>
      <text:p text:style-name="P24"><text:tab/>this.setLayout(new FlowLayout()))</text:p>
      <text:p text:style-name="P24"><text:tab/></text:p>
      <text:p text:style-name="P14">GridLayout</text:p>
      <text:p text:style-name="P14">//ajoute les éléments dans une grille de taille déterminée, ligne par ligne.</text:p>
      <text:p text:style-name="P14"><text:tab/>this.set(new GridLayout(3,2)) <text:s text:c="2"/>//3 lignes, 2 colones</text:p>
      <text:p text:style-name="P14"><text:tab/>.add(new JButton("Bonjour"));</text:p>
      <text:p text:style-name="P14"><text:tab/>GridLayout g1=new GridLayout();</text:p>
      <text:p text:style-name="P14"><text:tab/>g1.setColumns(2);</text:p>
      <text:p text:style-name="P14"><text:tab/>g1.setRows(3);</text:p>
      <text:p text:style-name="P14"><text:tab/>g1.setHgap(5); //Espace de 5px entre les colonnes (H=Horizontal)</text:p>
      <text:p text:style-name="P14"><text:tab/>g1.setVgap(5);//Espace de 5px entre les lignes (V=Vertical)</text:p>
      <text:p text:style-name="P15">Box</text:p>
      <text:p text:style-name="P15">//Conteneur BoxLayout paramétré : ajoute les éléments à la suite, dans la direction indiquée.</text:p>
      <text:p text:style-name="P15"><text:tab/>Box b1=Box.createHorizontalBox();</text:p>
      <text:p text:style-name="P15"><text:tab/>b1.add(new JButton("Button 1");</text:p>
      <text:p text:style-name="P15"><text:tab/>Box b2=Box.createHorizontalBox();</text:p>
      <text:p text:style-name="P15"><text:tab/>b2.add(new JButton("Button 2");</text:p>
      <text:p text:style-name="P15"><text:tab/>b2.add(new JButton("Button 3");</text:p>
      <text:p text:style-name="P15"><text:tab/>Box b3=Box.createVerticalBox();</text:p>
      <text:p text:style-name="P15"><text:tab/>b3.add(b1);</text:p>
      <text:p text:style-name="P15"><text:tab/>b3.add(b2);</text:p>
      <text:p text:style-name="P15"><text:tab/>this.getContentPane().add(b3)</text:p>
      <text:p text:style-name="P15"/>
      <text:p text:style-name="P16">GridBagLayout</text:p>
      <text:p text:style-name="P16"><text:tab/>this.setLayout(new GridBagLayout()); //Défini le layout manager</text:p>
      <text:p text:style-name="P16"><text:tab/>GridBagConstraints gbc=new GridBagConstraints(); //Objet servant à positionner les élts.</text:p>
      <text:p text:style-name="P22"><text:tab/>gbc.gridx=0 //positionne l'élément sur la première colonne.</text:p>
      <text:p text:style-name="P22"><text:tab/>gbc.gridy=0 //positionne l'élément sur la première ligne.</text:p>
      <text:p text:style-name="P22"><text:tab/>content.add(cell1,gbc) //applique le positionnement.</text:p>
      <text:p text:style-name="P22"><text:tab/>gbc.gridwidth=GridBagConstraints.REMAINDER;//Indique une fin de ligne</text:p>
      <text:p text:style-name="P22"><text:tab/>gbc.gridwidth=2;//indique que le contenu occupe la largeur de 2 cellules</text:p>
      <text:p text:style-name="P22"><text:tab/>gbc.gridheight=2;//indique que le contenu occupe la hauteur de 2 cellules</text:p>
      <text:p text:style-name="P22"><text:tab/>gbc.fill=GridBagConstraints.VERTICAL;//indique que le contenu se réplique verticalement</text:p>
      <text:p text:style-name="P22"><text:tab/>gbc.fill=GridBagConstraint.HORIZONTAL;//indique que le contenu se réplique horizontal.</text:p>
      <text:p text:style-name="P22"><text:tab/>content.add(cell5,gbc);</text:p>
      <text:p text:style-name="P22"><text:tab/>------------------------</text:p>
      <text:p text:style-name="P22"><text:tab/>gridx //position en x dans la grille</text:p>
      <text:p text:style-name="P22"><text:tab/>gridx //position en y dans la grille</text:p>
      <text:p text:style-name="P22"><text:tab/>gridwidth //nombre de colonnes occupées</text:p>
      <text:p text:style-name="P22"><text:tab/>gridheight //nombre de lignes occupées</text:p>
      <text:p text:style-name="P22"><text:tab/>weightx //si la grille est plus large que l'espace demandé, l'espace est redistribué proportionnellement aux valeurs de weightx dans les différentes colonnes.</text:p>
      <text:p text:style-name="P22"><text:tab/>weighty //idem, mais selon les lignes</text:p>
      <text:p text:style-name="P22"><text:tab/>anchor //ancrage du composant dans la cellules</text:p>
      <text:p text:style-name="P22"><text:tab/><text:tab/>- FIRST_LINE_START : en haut à gauche</text:p>
      <text:p text:style-name="P22"><text:soft-page-break/><text:tab/><text:tab/>- PAGE_START : en haut au centre</text:p>
      <text:p text:style-name="P22"><text:tab/><text:tab/>- FIRST_LINE_END : en haut, à droite</text:p>
      <text:p text:style-name="P22"><text:tab/><text:tab/>- LINE_START : au milieu à gauche</text:p>
      <text:p text:style-name="P22"><text:tab/><text:tab/>- CENTER : au milieu et centré</text:p>
      <text:p text:style-name="P22"><text:tab/><text:tab/>- LINE_END : au milieu, à droite</text:p>
      <text:p text:style-name="P22"><text:tab/><text:tab/>- LAST_LINE_START : en bas, à gauche</text:p>
      <text:p text:style-name="P22"><text:tab/><text:tab/>- PAGE_END : en bas, au centre</text:p>
      <text:p text:style-name="P22"><text:tab/><text:tab/>- LAST_LINE_END : en bas, à droite</text:p>
      <text:p text:style-name="P22"><text:tab/>fill //remplissage si la cellule est plus grande que le composant</text:p>
      <text:p text:style-name="P22"><text:tab/><text:tab/>- NONE</text:p>
      <text:p text:style-name="P22"><text:tab/><text:tab/>- HORIZONTAL</text:p>
      <text:p text:style-name="P22"><text:tab/><text:tab/>- VERTICAL</text:p>
      <text:p text:style-name="P22"><text:tab/><text:tab/>- BOTH</text:p>
      <text:p text:style-name="P22"><text:tab/>ipadx //espacement à gauche et à droite du composants</text:p>
      <text:p text:style-name="P22"><text:tab/>ipady //espacement au-dessus et en-dessous du composant.</text:p>
      <text:p text:style-name="P22"><text:tab/>insets //espace autour du composant (s'ajoute aux espaces définis par ipadx et ipady)</text:p>
      <text:p text:style-name="P2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00:02.160207091</meta:creation-date>
    <meta:generator>LibreOffice/5.1.4.2$Linux_X86_64 LibreOffice_project/10m0$Build-2</meta:generator>
    <dc:date>2017-01-13T16:05:44.866667208</dc:date>
    <meta:editing-duration>PT9H6M45S</meta:editing-duration>
    <meta:editing-cycles>14</meta:editing-cycles>
    <meta:document-statistic meta:table-count="0" meta:image-count="0" meta:object-count="0" meta:page-count="4" meta:paragraph-count="142" meta:word-count="728" meta:character-count="5581" meta:non-whitespace-character-count="4867"/>
  </office:meta>
</office:document-meta>
</file>